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89cm" svg:height="3.073cm" draw:z-index="1"><draw:text-box><text:p text:style-name="Frame_20_contents"><office:annotation><dc:creator>Gauthier Bastien</dc:creator><dc:date>2011-02-16T14:49:10</dc:date><text:p text:style-name="P6"><text:span text:style-name="T9">do text if not len(self.getArchitects()) &gt; 1</text:span></text:p><text:p text:style-name="P6"><text:span text:style-name="T9">from xhtml(tool</text:span><text:span text:style-name="T10">.decorateHTML('UrbanAddress', </text:span><text:span text:style-name="T9">self.getArchitects()[0]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text:text-input text:description="Plusieurs demandeurs">self.getMultipleArchitectsCSV()</text:text-input></text:p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<text:span text:style-name="T3">&lt;%Titre%&gt;</text:span>,</text:p>
      <text:p text:style-name="UrbanBody"/>
      <text:p text:style-name="UrbanBody">La demande de certificat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544710895" text:style-name="L1">
          <text:list-item>
            <text:p text:style-name="P5"><office:annotation><dc:creator>Stéphan Geulette</dc:creator><dc:date>2011-03-31T15:08:14</dc:date><text:p text:style-name="P6"><text:span text:style-name="T9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certificat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0:14</dc:date>
    <dc:language>fr-FR</dc:language>
    <meta:editing-cycles>94</meta:editing-cycles>
    <meta:editing-duration>P1DT10H50M33S</meta:editing-duration>
    <dc:creator>Simon Delcourt</dc:creator>
    <meta:document-statistic meta:table-count="0" meta:image-count="0" meta:object-count="0" meta:page-count="1" meta:paragraph-count="25" meta:word-count="181" meta:character-count="1486" meta:non-whitespace-character-count="1346"/>
    <meta:user-defined meta:name="Info 1"/>
    <meta:user-defined meta:name="Info 2"/>
    <meta:user-defined meta:name="Info 3"/>
    <meta:user-defined meta:name="Info 4"/>
  </office:meta>
</office:document-meta>
</file>